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d613"/>
    </style:style>
    <style:style style:name="P2" style:family="paragraph" style:parent-style-name="Standard">
      <style:text-properties officeooo:rsid="0020e7e1" officeooo:paragraph-rsid="0020e7e1"/>
    </style:style>
    <style:style style:name="P3" style:family="paragraph" style:parent-style-name="Standard">
      <style:text-properties officeooo:rsid="0020e7e1" officeooo:paragraph-rsid="00242ace"/>
    </style:style>
    <style:style style:name="P4" style:family="paragraph" style:parent-style-name="Standard">
      <style:text-properties officeooo:rsid="0020e7e1" officeooo:paragraph-rsid="002a0855"/>
    </style:style>
    <style:style style:name="P5" style:family="paragraph" style:parent-style-name="Standard">
      <style:text-properties officeooo:rsid="00242ace" officeooo:paragraph-rsid="00242ace"/>
    </style:style>
    <style:style style:name="P6" style:family="paragraph" style:parent-style-name="Standard">
      <style:text-properties officeooo:rsid="00261fbc" officeooo:paragraph-rsid="00261fbc"/>
    </style:style>
    <style:style style:name="P7" style:family="paragraph" style:parent-style-name="Standard">
      <style:text-properties officeooo:paragraph-rsid="0026cdff"/>
    </style:style>
    <style:style style:name="P8" style:family="paragraph" style:parent-style-name="Standard">
      <style:text-properties style:text-underline-style="none" officeooo:rsid="0020e7e1" officeooo:paragraph-rsid="002a0855"/>
    </style:style>
    <style:style style:name="P9" style:family="paragraph" style:parent-style-name="Standard">
      <style:text-properties style:text-underline-style="none" officeooo:rsid="0020e7e1" officeooo:paragraph-rsid="0022753b"/>
    </style:style>
    <style:style style:name="T1" style:family="text">
      <style:text-properties officeooo:rsid="0020e7e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officeooo:rsid="0022753b"/>
    </style:style>
    <style:style style:name="T5" style:family="text">
      <style:text-properties officeooo:rsid="002ae51f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Cuente la cantidad de visitas por ciudad mostrando el nombre de la ciudad. </text:p>
      <text:p text:style-name="P2">Select count(visitantes.dni) from visitantes inner join ciudades on <text:span text:style-name="T3">visitantes.codigociudad</text:span> =ciudades.codigo ;</text:p>
      <text:p text:style-name="P2"/>
      <text:p text:style-name="P1">2. Muestre el promedio de gastos de las visitas agrupados por ciudad y sexo.</text:p>
      <text:p text:style-name="P4">Select avg(visitantes .gastos)as media from visitantes join ciudades on visitantes.codigociudad =ciudades.codigo</text:p>
      <text:p text:style-name="P4">GROUP BY ciudades.nombre , visitantes.sexo;<text:span text:style-name="T2"/></text:p>
      <text:p text:style-name="P8"/>
      <text:p text:style-name="P1">3. Muestre la cantidad de visitantes con mail, agrupados por ciudad.</text:p>
      <text:p text:style-name="P9">Select count(visitantes.mail),ciudades.nombre from visitantes join ciudades on visitantes.codigociudad =ciudades.codigo </text:p>
      <text:p text:style-name="P9">Group by ciudades.nombre;</text:p>
      <text:p text:style-name="P1">4. Obtenga el valor de la compra más alta de cada ciudad.</text:p>
      <text:p text:style-name="P5">Select max(visitantes.gastos) <text:s/><text:span text:style-name="T4"><text:s/>from </text:span><text:span text:style-name="T1">visitantes join ciudades on visitantes.codigociudad =ciudades.codigo </text:span></text:p>
      <text:p text:style-name="P3">G<text:span text:style-name="T5">r</text:span>oup by ciudades.ciudad<text:span text:style-name="T2">;</text:span></text:p>
      <text:p text:style-name="P1">5. Insertar el registro: María Acosta, 45, f, C/ La Milagrosa, 2, null, 23.90</text:p>
      <text:p text:style-name="P1"/>
      <text:p text:style-name="P6">insert into visitante vaulues(‘María Acosta’,45,f,’C/ La Milagrosa’,null,23,90);</text:p>
      <text:p text:style-name="P6"/>
      <text:p text:style-name="P1">6. Modificar el registro de la visitante María Acosta y añadir el email maria.acos@hotmail.com y sus gastos con el valor 120,56€.</text:p>
      <text:p text:style-name="P1"/>
      <text:p text:style-name="P1">7. Realizar una instrucción que permita conectar ambas tablas por la ciudad.</text:p>
      <text:p text:style-name="P1"/>
      <text:p text:style-name="P7">8. Mostrar cuántos visitantes han asistido a más de una Lan Party organizada en distintas ciudades.</text:p>
      <text:p text:style-name="P7"/>
      <text:p text:style-name="P7">9. Agrupe por ciudad y sexo, muestre para cada grupo el total de visitantes, la suma de sus compras y el promedio de compras, ordenado por la suma total y considerando las filas con promedio superior a 30.</text:p>
      <text:p text:style-name="P7"/>
      <text:p text:style-name="P1">10. Obtenga el total de los visitantes que viven en Santa Cruz, agrupados por la calle donde residen, teniendo en cuenta todas aquellas calles que tengan menos de 200 visitantes y omitiendo la fila correspondiente a la ciudad.</text:p>
      <text:p text:style-name="P1"/>
      <text:p text:style-name="P1">11. Muestre la mayor compra agrupándola por ciudad, siempre que dicho valor supere los 50€, considerando sólo los visitantes de sexo femenino y calle conocida.</text:p>
      <text:p text:style-name="P7">12. Muestre todos los datos de los visitantes, incluido el nombre de la ciudad ordenados por esta última.</text:p>
      <text:p text:style-name="P7"/>
      <text:p text:style-name="P7"><text:s/>13. Muestre solamente los visitantes que han indicado ciudades que no existen en la tabla de "CIUDADES", son visitantes de otros pueblos donde no se ha celebrado el evento.</text:p>
      <text:p text:style-name="P1">14. Agregue los campos número y código postal en la tabla VISITANTES.</text:p>
      <text:p text:style-name="P1">15. Modificar el campo gastos de tipo float al tipo de datos Money.</text:p>
      <text:p text:style-name="P1">16. Nombre de los visitantes y ciudades en el que han asistido visitantes que no han gastado nada. 17. Nombre de los visitantes, gastos, mes y año para los visitantes que han asistido a las LanParty realizadas en el municipio de Tacoronte.</text:p>
      <text:p text:style-name="P1">18. Nombre de los visitantes que han gastado más de 500 € en el año 2023.</text:p>
      <text:p text:style-name="P1">19. Cuántos visitantes han asistido a las LanParty.</text:p>
      <text:p text:style-name="P1"/>
      <text:p text:style-name="P1"><text:soft-page-break/>20. Igual que la consulta anterior, muestra cuántos visitantes acudieron a la feria pero agrupadas por la ciudad de celebración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2T19:39:14.917000000</meta:creation-date>
    <dc:date>2024-03-22T20:12:16.821000000</dc:date>
    <meta:editing-duration>PT32M58S</meta:editing-duration>
    <meta:editing-cycles>9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27" meta:word-count="430" meta:character-count="2776" meta:non-whitespace-character-count="2366"/>
  </office:meta>
</office:document-meta>
</file>